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officeooo:paragraph-rsid="000bea93"/>
    </style:style>
    <style:style style:name="P2" style:family="paragraph" style:parent-style-name="List_20_Paragraph" style:list-style-name="WWNum2">
      <style:text-properties officeooo:rsid="000c4578" officeooo:paragraph-rsid="000c4578"/>
    </style:style>
    <style:style style:name="P3" style:family="paragraph" style:parent-style-name="Standard">
      <style:text-properties officeooo:paragraph-rsid="000bea93"/>
    </style:style>
    <style:style style:name="P4" style:family="paragraph" style:parent-style-name="Text_20_body">
      <style:text-properties officeooo:paragraph-rsid="000bea93"/>
    </style:style>
    <style:style style:name="P5" style:family="paragraph" style:parent-style-name="Title">
      <style:text-properties officeooo:rsid="000bea93" officeooo:paragraph-rsid="000bea9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c4578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-2</text:p>
      <text:p text:style-name="P4"/>
      <text:p text:style-name="P3" loext:marker-style-name="T1"><text:span text:style-name="T1">Introducing Relational Databases.</text:span></text:p>
      <text:p text:style-name="P3" loext:marker-style-name="T1"><text:span text:style-name="T1"/></text:p>
      <text:list text:style-name="WWNum2">
        <text:list-header>
          <text:p text:style-name="P1" loext:marker-style-name="T1"><text:span text:style-name="T2">1) </text:span><text:span text:style-name="T1">Which field of the Customers table is the primary key?</text:span></text:p>
          <text:p text:style-name="P2" loext:marker-style-name="T1"><text:span text:style-name="T1">-----CNUM</text:span></text:p>
          <text:p text:style-name="P1" loext:marker-style-name="T1"><text:span text:style-name="T2">2) </text:span><text:span text:style-name="T1">What is the 4</text:span><text:span text:style-name="T3">th</text:span><text:span text:style-name="T1"> column of the Customers table;</text:span></text:p>
          <text:p text:style-name="P2" loext:marker-style-name="T1"><text:span text:style-name="T1">-----2004</text:span></text:p>
          <text:p text:style-name="P1" loext:marker-style-name="T1"><text:span text:style-name="T2">3) </text:span><text:span text:style-name="T1">What is another word for row? For column?</text:span></text:p>
          <text:p text:style-name="P2" loext:marker-style-name="T1"><text:span text:style-name="T1">-----Entity, tuple</text:span></text:p>
          <text:p text:style-name="P1" loext:marker-style-name="T1"><text:span text:style-name="T2">4) </text:span><text:span text:style-name="T1">Why isn’t it possible to see the first five rows of a table?</text:span></text:p>
          <text:p text:style-name="P2" loext:marker-style-name="T1"><text:span text:style-name="T1">-----Scattered Fragmented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2:32.293732909</meta:creation-date>
    <dc:date>2023-09-14T15:38:22.849634881</dc:date>
    <meta:editing-duration>PT5M56S</meta:editing-duration>
    <meta:editing-cycles>2</meta:editing-cycles>
    <meta:generator>LibreOffice/7.5.6.2$Linux_X86_64 LibreOffice_project/74b04fd244653812fb00ec1089b78fdb4d2aa458</meta:generator>
    <meta:document-statistic meta:table-count="0" meta:image-count="0" meta:object-count="0" meta:page-count="1" meta:paragraph-count="10" meta:word-count="58" meta:character-count="319" meta:non-whitespace-character-count="275"/>
  </office:meta>
</office:document-meta>
</file>